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9pt" fo:font-style="italic" officeooo:rsid="001b7b89" officeooo:paragraph-rsid="001d9a3a" style:font-size-asian="9pt" style:font-style-asian="italic" style:font-size-complex="9pt" style:font-style-complex="italic"/>
    </style:style>
    <style:style style:name="P2" style:family="paragraph" style:parent-style-name="Standard">
      <style:paragraph-properties fo:text-align="center" style:justify-single-word="false"/>
      <style:text-properties officeooo:rsid="00155f5a" officeooo:paragraph-rsid="00155f5a"/>
    </style:style>
    <style:style style:name="P3" style:family="paragraph" style:parent-style-name="Standard">
      <style:paragraph-properties fo:text-align="start" style:justify-single-word="false"/>
      <style:text-properties officeooo:rsid="00155f5a" officeooo:paragraph-rsid="00155f5a"/>
    </style:style>
    <style:style style:name="P4" style:family="paragraph" style:parent-style-name="Standard">
      <style:paragraph-properties fo:text-align="start" style:justify-single-word="false"/>
      <style:text-properties style:text-position="0% 100%" fo:font-weight="normal" officeooo:rsid="0019a246" officeooo:paragraph-rsid="0019a246" style:font-weight-asian="normal" style:font-weight-complex="normal"/>
    </style:style>
    <style:style style:name="P5" style:family="paragraph" style:parent-style-name="Standard">
      <style:paragraph-properties fo:text-align="start" style:justify-single-word="false"/>
      <style:text-properties style:text-position="0% 100%" fo:font-weight="normal" officeooo:rsid="001b7b89" officeooo:paragraph-rsid="001b7b89" style:font-weight-asian="normal" style:font-weight-complex="normal"/>
    </style:style>
    <style:style style:name="P6" style:family="paragraph" style:parent-style-name="Standard">
      <style:paragraph-properties fo:text-align="start" style:justify-single-word="false"/>
      <style:text-properties style:text-position="0% 100%" fo:font-weight="normal" officeooo:rsid="001d5865" officeooo:paragraph-rsid="001d5865" style:font-weight-asian="normal" style:font-weight-complex="normal"/>
    </style:style>
    <style:style style:name="P7" style:family="paragraph" style:parent-style-name="Standard">
      <style:paragraph-properties fo:text-align="start" style:justify-single-word="false"/>
      <style:text-properties style:text-position="0% 100%" fo:font-weight="bold" officeooo:rsid="001b7b89" officeooo:paragraph-rsid="001b7b89" style:font-weight-asian="bold" style:font-weight-complex="bold"/>
    </style:style>
    <style:style style:name="P8" style:family="paragraph" style:parent-style-name="Standard">
      <style:paragraph-properties fo:text-align="start" style:justify-single-word="false"/>
      <style:text-properties style:text-position="0% 100%" fo:font-weight="bold" officeooo:rsid="001bbd99" officeooo:paragraph-rsid="001bbd99" style:font-weight-asian="bold" style:font-weight-complex="bold"/>
    </style:style>
    <style:style style:name="P9" style:family="paragraph" style:parent-style-name="Standard">
      <style:paragraph-properties fo:text-align="start" style:justify-single-word="false"/>
      <style:text-properties style:text-position="0% 100%" fo:font-weight="bold" officeooo:rsid="001d5865" officeooo:paragraph-rsid="001d5865" style:font-weight-asian="bold" style:font-weight-complex="bold"/>
    </style:style>
    <style:style style:name="P10" style:family="paragraph" style:parent-style-name="Standard">
      <style:paragraph-properties fo:text-align="start" style:justify-single-word="false"/>
      <style:text-properties style:text-position="0% 100%" fo:font-weight="bold" officeooo:rsid="0019a246" officeooo:paragraph-rsid="0019a246" style:font-weight-asian="bold" style:font-weight-complex="bold"/>
    </style:style>
    <style:style style:name="P11" style:family="paragraph" style:parent-style-name="Standard">
      <style:paragraph-properties fo:text-align="start" style:justify-single-word="false"/>
      <style:text-properties fo:font-weight="bold" officeooo:rsid="00155f5a" officeooo:paragraph-rsid="00155f5a" style:font-weight-asian="bold" style:font-weight-complex="bold"/>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a246" officeooo:paragraph-rsid="0019a246"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text-position="0% 100%" fo:font-weight="normal" officeooo:rsid="001b7b89" officeooo:paragraph-rsid="001b7b89" style:font-weight-asian="normal" style:font-weight-complex="normal"/>
    </style:style>
    <style:style style:name="P14" style:family="paragraph" style:parent-style-name="Standard">
      <style:paragraph-properties fo:text-align="start" style:justify-single-word="false"/>
      <style:text-properties style:text-position="0% 100%" fo:font-weight="normal" officeooo:rsid="001bbd99" officeooo:paragraph-rsid="001b7b89" style:font-weight-asian="normal" style:font-weight-complex="normal"/>
    </style:style>
    <style:style style:name="P15" style:family="paragraph" style:parent-style-name="Standard">
      <style:paragraph-properties fo:text-align="start" style:justify-single-word="false"/>
      <style:text-properties style:text-position="0% 100%" fo:font-weight="normal" officeooo:rsid="001bbd99" officeooo:paragraph-rsid="001bbd99" style:font-weight-asian="normal" style:font-weight-complex="normal"/>
    </style:style>
    <style:style style:name="P16" style:family="paragraph" style:parent-style-name="Standard">
      <style:paragraph-properties fo:text-align="start" style:justify-single-word="false"/>
      <style:text-properties style:text-position="0% 100%" fo:font-weight="normal" officeooo:rsid="001bbd99" officeooo:paragraph-rsid="001f7a27" style:font-weight-asian="normal" style:font-weight-complex="normal"/>
    </style:style>
    <style:style style:name="P17" style:family="paragraph" style:parent-style-name="Standard">
      <style:paragraph-properties fo:text-align="start" style:justify-single-word="false"/>
      <style:text-properties style:text-position="0% 100%" fo:font-weight="normal" officeooo:rsid="001d5865" officeooo:paragraph-rsid="001bbd99" style:font-weight-asian="normal" style:font-weight-complex="normal"/>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fo:font-weight="normal" officeooo:rsid="001bbd99" style:font-weight-asian="normal" style:font-weight-complex="normal"/>
    </style:style>
    <style:style style:name="T4" style:family="text">
      <style:text-properties fo:font-weight="normal" officeooo:rsid="001d5865"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eb-based Programming Interface</text:p>
      <text:p text:style-name="P2"/>
      <text:p text:style-name="P11">ABSTRACT:</text:p>
      <text:p text:style-name="P3"/>
      <text:p text:style-name="P4">Aim is to set up a competitive programming interface similar as that of known interfaces like hackerrank, hackerearth, topcoder, codechef, the main motive behind thhis is to introduce IIT Goa students to world of competitive programming in simplest way possible with detailed explanations on each problem they solve or are unable to solve. The interface is planned to be as user friendly as possible. </text:p>
      <text:p text:style-name="P4"/>
      <text:p text:style-name="P10">PLANS for beta version: </text:p>
      <text:p text:style-name="P4"><text:tab/>-In-built compiler and text-editor for most common languages like C++, C, C#, Java, <text:tab/><text:tab/> Python.</text:p>
      <text:p text:style-name="P4"><text:tab/>-Precise error checks and detailed solutions for problem for practice.</text:p>
      <text:p text:style-name="P4"><text:tab/>-User friendly template and easier to grasp environment. [Specially for newbies]</text:p>
      <text:p text:style-name="P4"/>
      <text:p text:style-name="P7">BRIEF IDEA FOR IMPLEMENTATION OF PLAN:</text:p>
      <text:p text:style-name="P5"/>
      <text:p text:style-name="P7">1. Front-end:</text:p>
      <text:p text:style-name="P7"/>
      <text:p text:style-name="P7"><text:tab/><text:span text:style-name="T2">The easiest but time consuming part of project, in layman term making website look good. </text:span></text:p>
      <text:p text:style-name="P5"><text:tab/>Basic template will be decided with consent of contributers. </text:p>
      <text:p text:style-name="P5"><text:tab/>Basic skills required and learned in this process will be:</text:p>
      <text:p text:style-name="P5"><text:tab/>-&gt; HTML5</text:p>
      <text:p text:style-name="P5"><text:tab/>-&gt; CSS3</text:p>
      <text:p text:style-name="P5"><text:tab/>-&gt; jQuery</text:p>
      <text:p text:style-name="P5"><text:tab/>-&gt; Javascript and related frameworks. </text:p>
      <text:p text:style-name="P5"><text:tab/>-&gt; Python and related web-frameworks. [Optional]</text:p>
      <text:p text:style-name="P7">2. Back-end:</text:p>
      <text:p text:style-name="P7"><text:span text:style-name="T2"><text:tab/>A bit complicated part of the project, </text:span><text:span text:style-name="T3">this basically consist of maintenance of databases, where student Ids, Problems, and almost all of the information will be stored. </text:span></text:p>
      <text:p text:style-name="P14"><text:tab/>Basic skill set:</text:p>
      <text:p text:style-name="P14"><text:tab/>-&gt; PHP</text:p>
      <text:p text:style-name="P14"><text:tab/>-&gt; MySQL [or postgreSQL or any other RDBMS]</text:p>
      <text:p text:style-name="P14"><text:tab/></text:p>
      <text:p text:style-name="P14"><text:tab/>and other necessary tools required while working.</text:p>
      <text:p text:style-name="P14"/>
      <text:p text:style-name="P15">Caution point: SECURITY of the accounts stored or databases. [Necessary cryptographic methods employed for saving passwords, e.g SHA1, Salted Passwords. Etc.] </text:p>
      <text:p text:style-name="P14"/>
      <text:p text:style-name="P8">3. Compiler:</text:p>
      <text:p text:style-name="P8"><text:tab/><text:span text:style-name="T2">The most complicated part of the project, will give a brief explanation on why is it the most complicated part of project.</text:span></text:p>
      <text:p text:style-name="P15"><text:tab/>So what we need is that an IDE type on our interface so that student can attempt question. </text:p>
      <text:p text:style-name="P15"/>
      <text:p text:style-name="P16">The function of IDE will be:</text:p>
      <text:p text:style-name="P16"><text:tab/>-&gt; To let user write code and compile with most common programming languages [will increase no. Of languages with subsequent updates].</text:p>
      <text:p text:style-name="P16"><text:tab/>-&gt; To compare the output and give feedback* [*only for practice problems not contests].</text:p>
      <text:p text:style-name="P16"/>
      <text:p text:style-name="P15"><text:soft-page-break/></text:p>
      <text:p text:style-name="P8">How it works [Basic structure explained if we try to introduce our a compiler (not build, the two are <text:s/>totally different scenarios) without help of external API]</text:p>
      <text:p text:style-name="P15"><text:tab/></text:p>
      <text:p text:style-name="P15"><text:tab/>-&gt; The code typed on the text-editor is copied and saved in temp file on server.</text:p>
      <text:p text:style-name="P8"><text:span text:style-name="T2"><text:tab/>-&gt; Server then calls compiler </text:span><text:span text:style-name="T4">(e.g gcc for c, c++ codes)</text:span><text:span text:style-name="T2"> and pastes code in it.</text:span></text:p>
      <text:p text:style-name="P8"><text:span text:style-name="T2"><text:tab/>-&gt; The code is then </text:span><text:span text:style-name="T4">compiled and compiler gives required output [or error in case of syntax or runtime or different types of errors based on language].</text:span></text:p>
      <text:p text:style-name="P17"><text:s/><text:tab/># The above steps happen server sided, the following is client side mostly.</text:p>
      <text:p text:style-name="P17"><text:tab/>-&gt; The output is then fetched by webpage from server and is shown to the user.</text:p>
      <text:p text:style-name="P17"/>
      <text:p text:style-name="P6">But if we use external API [i.e already existing APIs made by developers around the world] we won’t have to worry about the above part. Then only back-end stuff and designing stuff will be under our control, but for the sake of learning we can try to implement compiler ourselves.</text:p>
      <text:p text:style-name="P6"/>
      <text:p text:style-name="P6">The most challenging part is security, because we are letting user to run a script on our server, which can create issues like cracking into database and fetching all sensitive information, or DdoS [Distributed denial of Service attack] or SQL Injection, or other common cyber threats.</text:p>
      <text:p text:style-name="P6"/>
      <text:p text:style-name="P6"/>
      <text:p text:style-name="P9">CONCLUSION:</text:p>
      <text:p text:style-name="P9"/>
      <text:p text:style-name="P6">The above project is purely intended to build interest of contributors in basic web-development as well as to introduce students with competitive programming.</text:p>
      <text:p text:style-name="P6"/>
      <text:p text:style-name="P6">It is planned to keep above project open source so that everyone can look into code [Only the database system will remain ciphered and will be accessed by project managers].</text:p>
      <text:p text:style-name="P6"/>
      <text:p text:style-name="P6">Since it is open source, repository will be available on <text:a xlink:type="simple" xlink:href="https://www.github.com/" text:style-name="Internet_20_link" text:visited-style-name="Visited_20_Internet_20_Link">https://www.github.com</text:a> and contrributions are always welcomed :)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font-style="italic" officeooo:rsid="001b7b89" officeooo:paragraph-rsid="001d9a3a" style:font-size-asian="9pt" style:font-style-asian="italic" style:font-size-complex="9pt" style:font-style-complex="italic"/>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true" draw:fill="none" draw:fill-color="#729fcf"/>
      </style:footer-style>
    </style:page-layout>
  </office:automatic-styles>
  <office:master-styles>
    <style:master-page style:name="Standard" style:page-layout-name="Mpm1">
      <style:footer>
        <text:p text:style-name="MP1">Idea presented and documented by </text:p>
        <text:p text:style-name="MP1">-Abhishek Varghese [2<text:span text:style-name="MT1">nd</text:span> Year Undergradugate, Computer Science and Engineering, IIT Goa]</text:p>
        <text:p text:style-name="MP1">-Jarnu Girdhar [2<text:span text:style-name="MT1">nd</text:span> Year Undergradugate, Electrical Engineering, IIT Go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8:58:41.374671634</meta:creation-date>
    <dc:date>2017-07-01T18:34:59.634332032</dc:date>
    <meta:editing-duration>PT21M43S</meta:editing-duration>
    <meta:editing-cycles>6</meta:editing-cycles>
    <meta:generator>LibreOffice/5.1.6.2$Linux_X86_64 LibreOffice_project/10m0$Build-2</meta:generator>
    <meta:document-statistic meta:table-count="0" meta:image-count="0" meta:object-count="0" meta:page-count="2" meta:paragraph-count="47" meta:word-count="626" meta:character-count="3881" meta:non-whitespace-character-count="3258"/>
  </office:meta>
</office:document-meta>
</file>